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ProxyGenerator.genera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HttpProxyGenerator.generateDebugOutpu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tpProxy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ProxyGenerator.HttpProxyGen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ProxyGenerator.setup( SourceResolver sourceResolver , Map objectModel , String source , Parameters parameter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HttpProxyGenerator.getParams( Configuration configurations [ ]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ProxyGenerator.overrideParams( ArrayList list ,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ProxyGenerator.configure( Configuration config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